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7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8cm" fo:min-width="0.954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textarea-horizontal-align="left" draw:auto-grow-height="true" draw:auto-grow-width="false" fo:min-height="1.286cm" fo:min-width="6.359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0.7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path draw:style-name="gr1" draw:text-style-name="P1" draw:layer="layout" svg:width="2.996cm" svg:height="1.004cm" svg:x="3.487cm" svg:y="3.307cm" svg:viewBox="0 0 2997 1005" svg:d="m1 778c-37-593 854-569 972-156 195 682 954 331 1011-118 62-481 664-635 1012-388v0">
          <text:p text:style-name="P4"/>
        </draw:path>
        <draw:frame draw:style-name="gr2" draw:text-style-name="P2" draw:layer="layout" svg:width="5.327cm" svg:height="0.962cm" svg:x="2.831cm" svg:y="4.607cm">
          <draw:text-box>
            <text:p text:style-name="P2"><text:span text:style-name="T1">target sequence</text:span></text:p>
          </draw:text-box>
        </draw:frame>
        <draw:custom-shape draw:style-name="gr3" draw:text-style-name="P1" draw:layer="layout" svg:width="2.49cm" svg:height="1.479cm" svg:x="7.808cm" svg:y="2.761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662cm" svg:height="1.596cm" svg:x="11.038cm" svg:y="4.35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2cm" svg:height="1.596cm" svg:x="14.598cm" svg:y="4.35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2cm" svg:height="1.596cm" svg:x="14.598cm" svg:y="7.436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4.046cm" svg:height="4.046cm" svg:x="12.905cm" svg:y="9.221cm">
          <text:p text:style-name="P3">E-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661cm" svg:height="1.596cm" draw:transform="rotate (-1.57079632679579) translate (18.753cm 10.873cm)">
          <text:p text:style-name="P4"/>
          <draw:enhanced-geometry svg:viewBox="0 0 21600 21600" draw:text-areas="?f0 0 ?f2 ?f5" draw:mirror-vertical="true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2cm" svg:height="1.596cm" svg:x="14.598cm" svg:y="14.282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3.151cm" svg:height="1.608cm" svg:x="16.601cm" svg:y="10.077cm">
          <draw:text-box>
            <text:p text:style-name="P2">&gt;1e-5</text:p>
          </draw:text-box>
        </draw:frame>
        <draw:frame draw:style-name="gr5" draw:text-style-name="P2" draw:layer="layout" svg:width="3.151cm" svg:height="1.608cm" svg:x="15.278cm" svg:y="13.695cm">
          <draw:text-box>
            <text:p text:style-name="P2">&lt;1e-5</text:p>
          </draw:text-box>
        </draw:frame>
        <draw:frame draw:style-name="gr6" draw:text-style-name="P2" draw:layer="layout" svg:width="8.855cm" svg:height="1.723cm" svg:x="19.225cm" svg:y="10.155cm">
          <draw:text-box>
            <text:p text:style-name="P2">submit sequence to external fold-recognition servers</text:p>
          </draw:text-box>
        </draw:frame>
        <draw:custom-shape draw:style-name="gr3" draw:text-style-name="P1" draw:layer="layout" svg:width="0.661cm" svg:height="3.531cm" svg:x="19.643cm" svg:y="12.402cm">
          <text:p text:style-name="P4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1cm" svg:height="8.437cm" svg:x="10.631cm" svg:y="7.441cm">
          <text:p text:style-name="P4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2cm" svg:height="1.596cm" svg:x="17.984cm" svg:y="4.35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2.517cm" svg:height="0.962cm" svg:x="9.969cm" svg:y="6.09cm">
          <draw:text-box>
            <text:p text:style-name="P4">BLAST</text:p>
          </draw:text-box>
        </draw:frame>
        <draw:frame draw:style-name="gr7" draw:text-style-name="P4" draw:layer="layout" svg:width="4.045cm" svg:height="0.962cm" svg:x="12.835cm" svg:y="6.09cm">
          <draw:text-box>
            <text:p text:style-name="P4">RPS-BLAST</text:p>
          </draw:text-box>
        </draw:frame>
        <draw:frame draw:style-name="gr7" draw:text-style-name="P4" draw:layer="layout" svg:width="2.267cm" svg:height="0.962cm" svg:x="17.246cm" svg:y="6.09cm">
          <draw:text-box>
            <text:p text:style-name="P4">PFAM</text:p>
          </draw:text-box>
        </draw:frame>
        <draw:frame draw:style-name="gr7" draw:text-style-name="P4" draw:layer="layout" svg:width="9.312cm" svg:height="0.962cm" svg:x="10.631cm" svg:y="2.92cm">
          <draw:text-box>
            <text:p text:style-name="P4">Pcons / Pmodeller Meta Server</text:p>
          </draw:text-box>
        </draw:frame>
        <draw:frame draw:style-name="gr8" draw:text-style-name="P5" draw:layer="layout" svg:width="11.796cm" svg:height="0.962cm" svg:x="9.934cm" svg:y="16.262cm">
          <draw:text-box>
            <text:p text:style-name="P5"><text:tab/>build models for all alignments</text:p>
          </draw:text-box>
        </draw:frame>
        <draw:frame draw:style-name="gr7" draw:text-style-name="P4" draw:layer="layout" svg:width="5.129cm" svg:height="0.962cm" svg:x="12.78cm" svg:y="19.347cm">
          <draw:text-box>
            <text:p text:style-name="P4">evaluate models</text:p>
          </draw:text-box>
        </draw:frame>
        <draw:custom-shape draw:style-name="gr3" draw:text-style-name="P1" draw:layer="layout" svg:width="0.662cm" svg:height="1.596cm" svg:x="14.708cm" svg:y="17.479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6" draw:layer="layout" svg:width="7.898cm" svg:height="1.673cm" svg:x="3.896cm" svg:y="21.449cm">
          <draw:text-box>
            <text:p text:style-name="P6">global consensus analysis</text:p>
            <text:p text:style-name="P6">(Pcons)</text:p>
          </draw:text-box>
        </draw:frame>
        <draw:frame draw:style-name="gr7" draw:text-style-name="P6" draw:layer="layout" svg:width="8.08cm" svg:height="1.673cm" svg:x="7.591cm" svg:y="23.433cm">
          <draw:text-box>
            <text:p text:style-name="P6">global structural evaluation</text:p>
            <text:p text:style-name="P6">(ProQ)</text:p>
          </draw:text-box>
        </draw:frame>
        <draw:frame draw:style-name="gr7" draw:text-style-name="P6" draw:layer="layout" svg:width="7.508cm" svg:height="1.673cm" svg:x="18.273cm" svg:y="21.483cm">
          <draw:text-box>
            <text:p text:style-name="P6">local consensus analysis</text:p>
            <text:p text:style-name="P6">(Pcons)</text:p>
          </draw:text-box>
        </draw:frame>
        <draw:frame draw:style-name="gr7" draw:text-style-name="P6" draw:layer="layout" svg:width="7.69cm" svg:height="1.673cm" svg:x="16.398cm" svg:y="23.418cm">
          <draw:text-box>
            <text:p text:style-name="P6">local structural evaluation</text:p>
            <text:p text:style-name="P6">(ProQres)</text:p>
          </draw:text-box>
        </draw:frame>
        <draw:custom-shape draw:style-name="gr3" draw:text-style-name="P1" draw:layer="layout" svg:width="0.662cm" svg:height="2.089cm" draw:transform="rotate (-0.785398163398487) translate (13.431cm 20.674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62cm" svg:height="2.341cm" draw:transform="rotate (0.7853981633973) translate (16.231cm 21.137cm)">
          <text:p text:style-name="P4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2.665cm" svg:height="0.962cm" svg:x="10.307cm" svg:y="20.422cm">
          <draw:text-box>
            <text:p text:style-name="P4">globally</text:p>
          </draw:text-box>
        </draw:frame>
        <draw:frame draw:style-name="gr9" draw:layer="layout" svg:width="2.276cm" svg:height="0.962cm" svg:x="16.757cm" svg:y="20.422cm">
          <draw:text-box>
            <text:p text:style-name="P4">locally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3.948cm" svg:x="2.794cm" svg:y="4.448cm" draw:page-number="1"/>
      <draw:page-thumbnail draw:layer="backgroundobjects" svg:width="5.587cm" svg:height="3.948cm" svg:x="11.176cm" svg:y="4.448cm"/>
      <draw:page-thumbnail draw:layer="backgroundobjects" svg:width="5.587cm" svg:height="3.948cm" svg:x="19.558cm" svg:y="4.448cm"/>
      <draw:page-thumbnail draw:layer="backgroundobjects" svg:width="5.587cm" svg:height="3.948cm" svg:x="2.794cm" svg:y="13.192cm"/>
      <draw:page-thumbnail draw:layer="backgroundobjects" svg:width="5.587cm" svg:height="3.948cm" svg:x="11.176cm" svg:y="13.192cm"/>
      <draw:page-thumbnail draw:layer="backgroundobjects" svg:width="5.587cm" svg:height="3.948cm" svg:x="19.558cm" svg:y="13.192cm"/>
    </style:handout-master>
    <style:master-page style:name="Default" style:page-layout-name="PM1" draw:style-name="dp1">
      <draw:frame presentation:style-name="Default-title" draw:layer="backgroundobjects" svg:width="25.2cm" svg:height="3.506cm" svg:x="1.398cm" svg:y="0.836cm" presentation:class="title" presentation:placeholder="true">
        <draw:text-box/>
      </draw:frame>
      <draw:frame presentation:style-name="Default-outline1" draw:layer="backgroundobjects" svg:width="25.2cm" svg:height="13.859cm" svg:x="1.398cm" svg:y="4.913cm" presentation:class="outline" presentation:placeholder="true">
        <draw:text-box/>
      </draw:frame>
      <draw:frame presentation:style-name="pr1" draw:text-style-name="P1" draw:layer="backgroundobjects" svg:width="6.524cm" svg:height="1.448cm" svg:x="1.398cm" svg:y="19.13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5cm" svg:y="19.13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4cm" svg:height="1.448cm" svg:x="20.074cm" svg:y="19.13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Björn Wallner</meta:initial-creator>
    <meta:creation-date>2006-11-02T16:42:28</meta:creation-date>
    <dc:creator>Björn Wallner</dc:creator>
    <dc:date>2006-11-10T16:20:04</dc:date>
    <dc:language>sv-SE</dc:language>
    <meta:editing-cycles>4</meta:editing-cycles>
    <meta:editing-duration>P7DT23H39M56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